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Condensed" fo:font-weight="normal" style:font-weight-asian="normal" style:font-weight-complex="normal"/>
    </style:style>
    <style:style style:name="P2" style:family="paragraph" style:parent-style-name="Standard">
      <style:text-properties style:font-name="DejaVu Sans Condensed" fo:font-weight="normal" officeooo:rsid="0000508a" officeooo:paragraph-rsid="0000508a" style:font-weight-asian="normal" style:font-weight-complex="normal"/>
    </style:style>
    <style:style style:name="P3" style:family="paragraph" style:parent-style-name="Standard">
      <style:text-properties style:font-name="DejaVu Sans Condensed" fo:font-weight="normal" officeooo:rsid="0000508a" officeooo:paragraph-rsid="0012c65d" style:font-weight-asian="normal" style:font-weight-complex="normal"/>
    </style:style>
    <style:style style:name="P4" style:family="paragraph" style:parent-style-name="Standard">
      <style:text-properties style:font-name="DejaVu Sans Condensed" fo:font-weight="normal" officeooo:rsid="000b414a" officeooo:paragraph-rsid="000b414a" style:font-weight-asian="normal" style:font-weight-complex="normal"/>
    </style:style>
    <style:style style:name="P5" style:family="paragraph" style:parent-style-name="Standard">
      <style:text-properties style:font-name="DejaVu Sans Condensed" fo:font-weight="normal" officeooo:rsid="000c8ba9" officeooo:paragraph-rsid="000c8ba9" style:font-weight-asian="normal" style:font-weight-complex="normal"/>
    </style:style>
    <style:style style:name="P6" style:family="paragraph" style:parent-style-name="Standard">
      <style:text-properties style:font-name="DejaVu Sans Condensed" fo:font-weight="normal" officeooo:rsid="0011b926" officeooo:paragraph-rsid="0011b926" style:font-weight-asian="normal" style:font-weight-complex="normal"/>
    </style:style>
    <style:style style:name="P7" style:family="paragraph" style:parent-style-name="Standard">
      <style:text-properties style:font-name="DejaVu Sans Condensed" fo:font-weight="normal" officeooo:rsid="0011b926" officeooo:paragraph-rsid="00385393" style:font-weight-asian="normal" style:font-weight-complex="normal"/>
    </style:style>
    <style:style style:name="P8" style:family="paragraph" style:parent-style-name="Standard">
      <style:text-properties style:font-name="DejaVu Sans Condensed" fo:font-weight="normal" officeooo:rsid="0001f850" officeooo:paragraph-rsid="0000508a" style:font-weight-asian="normal" style:font-weight-complex="normal"/>
    </style:style>
    <style:style style:name="P9" style:family="paragraph" style:parent-style-name="Standard">
      <style:text-properties style:font-name="DejaVu Sans Condensed" fo:font-weight="normal" officeooo:rsid="0001f850" officeooo:paragraph-rsid="0031adea" style:font-weight-asian="normal" style:font-weight-complex="normal"/>
    </style:style>
    <style:style style:name="P10" style:family="paragraph" style:parent-style-name="Standard">
      <style:text-properties style:font-name="DejaVu Sans Condensed" fo:font-weight="normal" officeooo:rsid="001df2d9" officeooo:paragraph-rsid="001df2d9" style:font-weight-asian="normal" style:font-weight-complex="normal"/>
    </style:style>
    <style:style style:name="P11" style:family="paragraph" style:parent-style-name="Standard">
      <style:text-properties style:font-name="DejaVu Sans Condensed" fo:font-weight="normal" officeooo:rsid="001fd2d6" officeooo:paragraph-rsid="001fd2d6" style:font-weight-asian="normal" style:font-weight-complex="normal"/>
    </style:style>
    <style:style style:name="P12" style:family="paragraph" style:parent-style-name="Standard">
      <style:text-properties style:font-name="DejaVu Sans Condensed" fo:font-weight="normal" officeooo:rsid="000e295e" officeooo:paragraph-rsid="000e295e" style:font-weight-asian="normal" style:font-weight-complex="normal"/>
    </style:style>
    <style:style style:name="P13" style:family="paragraph" style:parent-style-name="Standard">
      <style:text-properties style:font-name="DejaVu Sans Condensed" fo:font-weight="normal" officeooo:rsid="0018ff50" officeooo:paragraph-rsid="0018ff50" style:font-weight-asian="normal" style:font-weight-complex="normal"/>
    </style:style>
    <style:style style:name="P14" style:family="paragraph" style:parent-style-name="Standard">
      <style:text-properties style:font-name="DejaVu Sans Condensed" fo:font-weight="normal" officeooo:rsid="0012c65d" officeooo:paragraph-rsid="0012c65d" style:font-weight-asian="normal" style:font-weight-complex="normal"/>
    </style:style>
    <style:style style:name="P15" style:family="paragraph" style:parent-style-name="Standard">
      <style:text-properties style:font-name="DejaVu Sans Condensed" fo:font-weight="normal" officeooo:rsid="0012c65d" officeooo:paragraph-rsid="0031adea" style:font-weight-asian="normal" style:font-weight-complex="normal"/>
    </style:style>
    <style:style style:name="P16" style:family="paragraph" style:parent-style-name="Standard">
      <style:text-properties style:font-name="DejaVu Sans Condensed" fo:font-weight="normal" officeooo:rsid="0011dcbe" officeooo:paragraph-rsid="0011dcbe" style:font-weight-asian="normal" style:font-weight-complex="normal"/>
    </style:style>
    <style:style style:name="P17" style:family="paragraph" style:parent-style-name="Standard">
      <style:text-properties style:font-name="DejaVu Sans Condensed" fo:font-weight="normal" officeooo:rsid="0005e0d2" officeooo:paragraph-rsid="0012c65d" style:font-weight-asian="normal" style:font-weight-complex="normal"/>
    </style:style>
    <style:style style:name="P18" style:family="paragraph" style:parent-style-name="Standard">
      <style:text-properties style:font-name="DejaVu Sans Condensed" fo:font-weight="normal" officeooo:rsid="0005f9d1" officeooo:paragraph-rsid="0012c65d" style:font-weight-asian="normal" style:font-weight-complex="normal"/>
    </style:style>
    <style:style style:name="P19" style:family="paragraph" style:parent-style-name="Standard">
      <style:text-properties style:font-name="DejaVu Sans Condensed" fo:font-weight="normal" officeooo:rsid="00131cc1" officeooo:paragraph-rsid="0012c65d" style:font-weight-asian="normal" style:font-weight-complex="normal"/>
    </style:style>
    <style:style style:name="P20" style:family="paragraph" style:parent-style-name="Standard">
      <style:text-properties style:font-name="DejaVu Sans Condensed" fo:font-weight="normal" officeooo:rsid="00131cc1" officeooo:paragraph-rsid="00131cc1" style:font-weight-asian="normal" style:font-weight-complex="normal"/>
    </style:style>
    <style:style style:name="P21" style:family="paragraph" style:parent-style-name="Standard">
      <style:text-properties style:font-name="DejaVu Sans Condensed" fo:font-weight="normal" officeooo:rsid="00269767" officeooo:paragraph-rsid="00269767" style:font-weight-asian="normal" style:font-weight-complex="normal"/>
    </style:style>
    <style:style style:name="P22" style:family="paragraph" style:parent-style-name="Standard">
      <style:text-properties style:font-name="DejaVu Sans Condensed" fo:font-weight="normal" officeooo:rsid="00284e40" officeooo:paragraph-rsid="00284e40" style:font-weight-asian="normal" style:font-weight-complex="normal"/>
    </style:style>
    <style:style style:name="P23" style:family="paragraph" style:parent-style-name="Standard">
      <style:text-properties style:font-name="DejaVu Sans Condensed" fo:font-weight="normal" officeooo:rsid="002fcb16" officeooo:paragraph-rsid="002fcb16" style:font-weight-asian="normal" style:font-weight-complex="normal"/>
    </style:style>
    <style:style style:name="P24" style:family="paragraph" style:parent-style-name="Standard">
      <style:text-properties style:font-name="DejaVu Sans Condensed" fo:font-weight="normal" officeooo:rsid="002fcb16" officeooo:paragraph-rsid="000e295e" style:font-weight-asian="normal" style:font-weight-complex="normal"/>
    </style:style>
    <style:style style:name="P25" style:family="paragraph" style:parent-style-name="Standard">
      <style:text-properties style:font-name="DejaVu Sans Condensed" fo:font-weight="normal" officeooo:rsid="0030fba6" officeooo:paragraph-rsid="0030fba6" style:font-weight-asian="normal" style:font-weight-complex="normal"/>
    </style:style>
    <style:style style:name="P26" style:family="paragraph" style:parent-style-name="Standard">
      <style:text-properties style:font-name="DejaVu Sans Condensed" fo:font-weight="normal" officeooo:rsid="0031adea" officeooo:paragraph-rsid="0031adea" style:font-weight-asian="normal" style:font-weight-complex="normal"/>
    </style:style>
    <style:style style:name="P27" style:family="paragraph" style:parent-style-name="Standard">
      <style:text-properties style:font-name="DejaVu Sans Condensed" fo:font-weight="normal" officeooo:rsid="0033a908" officeooo:paragraph-rsid="0033a908" style:font-weight-asian="normal" style:font-weight-complex="normal"/>
    </style:style>
    <style:style style:name="P28" style:family="paragraph" style:parent-style-name="Standard">
      <style:text-properties style:font-name="DejaVu Sans Condensed" fo:font-weight="normal" officeooo:rsid="0033a908" officeooo:paragraph-rsid="000e295e" style:font-weight-asian="normal" style:font-weight-complex="normal"/>
    </style:style>
    <style:style style:name="P29" style:family="paragraph" style:parent-style-name="Standard">
      <style:text-properties style:font-name="DejaVu Sans Condensed" fo:font-weight="normal" officeooo:rsid="0033c35b" officeooo:paragraph-rsid="0033c35b" style:font-weight-asian="normal" style:font-weight-complex="normal"/>
    </style:style>
    <style:style style:name="P30" style:family="paragraph" style:parent-style-name="Standard">
      <style:text-properties style:font-name="DejaVu Sans Condensed" fo:font-weight="normal" officeooo:rsid="0033c35b" officeooo:paragraph-rsid="0034435e" style:font-weight-asian="normal" style:font-weight-complex="normal"/>
    </style:style>
    <style:style style:name="P31" style:family="paragraph" style:parent-style-name="Standard">
      <style:text-properties style:font-name="DejaVu Sans Condensed" fo:font-weight="normal" officeooo:rsid="0034435e" officeooo:paragraph-rsid="0034435e" style:font-weight-asian="normal" style:font-weight-complex="normal"/>
    </style:style>
    <style:style style:name="P32" style:family="paragraph" style:parent-style-name="Standard">
      <style:text-properties style:font-name="DejaVu Sans Condensed" fo:font-weight="normal" officeooo:rsid="0035910a" officeooo:paragraph-rsid="0035910a" style:font-weight-asian="normal" style:font-weight-complex="normal"/>
    </style:style>
    <style:style style:name="P33" style:family="paragraph" style:parent-style-name="Standard">
      <style:text-properties style:font-name="DejaVu Sans Condensed" fo:font-weight="normal" officeooo:rsid="0035d04e" officeooo:paragraph-rsid="0035d04e" style:font-weight-asian="normal" style:font-weight-complex="normal"/>
    </style:style>
    <style:style style:name="P34" style:family="paragraph" style:parent-style-name="Standard">
      <style:text-properties style:font-name="DejaVu Sans Condensed" fo:font-weight="normal" officeooo:rsid="0036c9c8" officeooo:paragraph-rsid="0036c9c8" style:font-weight-asian="normal" style:font-weight-complex="normal"/>
    </style:style>
    <style:style style:name="P35" style:family="paragraph" style:parent-style-name="Standard">
      <style:text-properties style:font-name="DejaVu Sans Condensed" fo:font-weight="normal" officeooo:rsid="0023637a" officeooo:paragraph-rsid="0023637a" style:font-weight-asian="normal" style:font-weight-complex="normal"/>
    </style:style>
    <style:style style:name="P36" style:family="paragraph" style:parent-style-name="Standard">
      <style:text-properties style:font-name="DejaVu Sans Condensed" fo:font-weight="normal" officeooo:rsid="000d22f7" officeooo:paragraph-rsid="000d22f7" style:font-weight-asian="normal" style:font-weight-complex="normal"/>
    </style:style>
    <style:style style:name="P37" style:family="paragraph" style:parent-style-name="Standard">
      <style:text-properties style:font-name="DejaVu Sans Condensed" fo:font-weight="normal" officeooo:rsid="00266ad7" officeooo:paragraph-rsid="00266ad7" style:font-weight-asian="normal" style:font-weight-complex="normal"/>
    </style:style>
    <style:style style:name="P38" style:family="paragraph" style:parent-style-name="Standard">
      <style:text-properties style:font-name="DejaVu Sans Condensed" fo:font-weight="normal" officeooo:rsid="00266ad7" officeooo:paragraph-rsid="00269767" style:font-weight-asian="normal" style:font-weight-complex="normal"/>
    </style:style>
    <style:style style:name="P39" style:family="paragraph" style:parent-style-name="Standard">
      <style:text-properties style:font-name="DejaVu Sans Condensed" fo:font-weight="normal" officeooo:rsid="0029af02" officeooo:paragraph-rsid="0029af02" style:font-weight-asian="normal" style:font-weight-complex="normal"/>
    </style:style>
    <style:style style:name="P40" style:family="paragraph" style:parent-style-name="Standard">
      <style:text-properties style:font-name="DejaVu Sans Condensed" fo:font-weight="normal" officeooo:rsid="002ee089" officeooo:paragraph-rsid="002ee089" style:font-weight-asian="normal" style:font-weight-complex="normal"/>
    </style:style>
    <style:style style:name="P41" style:family="paragraph" style:parent-style-name="Standard">
      <style:text-properties style:font-name="DejaVu Sans Condensed" fo:font-weight="normal" officeooo:rsid="003d7a1a" officeooo:paragraph-rsid="003d7a1a" style:font-weight-asian="normal" style:font-weight-complex="normal"/>
    </style:style>
    <style:style style:name="P42" style:family="paragraph" style:parent-style-name="Standard">
      <style:text-properties style:font-name="DejaVu Sans Condensed" fo:font-weight="normal" officeooo:rsid="003f3cfa" officeooo:paragraph-rsid="003f3cfa" style:font-weight-asian="normal" style:font-weight-complex="normal"/>
    </style:style>
    <style:style style:name="P43" style:family="paragraph" style:parent-style-name="Standard">
      <style:paragraph-properties fo:text-align="justify" style:justify-single-word="false"/>
      <style:text-properties style:font-name="DejaVu Sans Condensed" fo:font-weight="normal" officeooo:rsid="003f3cfa" officeooo:paragraph-rsid="003f3cfa" style:font-weight-asian="normal" style:font-weight-complex="normal"/>
    </style:style>
    <style:style style:name="P44" style:family="paragraph" style:parent-style-name="Standard">
      <style:text-properties style:font-name="DejaVu Sans Condensed" fo:font-weight="normal" officeooo:rsid="0040ec72" officeooo:paragraph-rsid="0040ec72" style:font-weight-asian="normal" style:font-weight-complex="normal"/>
    </style:style>
    <style:style style:name="P45" style:family="paragraph" style:parent-style-name="Standard">
      <style:text-properties style:font-name="DejaVu Sans Condensed" fo:font-weight="normal" officeooo:rsid="0041c751" officeooo:paragraph-rsid="0041c751" style:font-weight-asian="normal" style:font-weight-complex="normal"/>
    </style:style>
    <style:style style:name="P46" style:family="paragraph" style:parent-style-name="Standard">
      <style:text-properties style:font-name="DejaVu Sans Condensed" fo:font-weight="normal" officeooo:rsid="004234bf" officeooo:paragraph-rsid="004234bf" style:font-weight-asian="normal" style:font-weight-complex="normal"/>
    </style:style>
    <style:style style:name="P47" style:family="paragraph" style:parent-style-name="Standard">
      <style:text-properties style:font-name="DejaVu Sans Condensed" officeooo:paragraph-rsid="0000508a"/>
    </style:style>
    <style:style style:name="P48" style:family="paragraph" style:parent-style-name="Standard">
      <style:text-properties style:font-name="DejaVu Sans Condensed" officeooo:paragraph-rsid="0023637a"/>
    </style:style>
    <style:style style:name="P49" style:family="paragraph" style:parent-style-name="Standard">
      <style:text-properties style:font-name="DejaVu Sans Condensed" officeooo:paragraph-rsid="000c8ba9"/>
    </style:style>
    <style:style style:name="P50" style:family="paragraph" style:parent-style-name="Standard">
      <style:text-properties style:font-name="DejaVu Sans Condensed" officeooo:rsid="0023637a" officeooo:paragraph-rsid="0023637a"/>
    </style:style>
    <style:style style:name="P51" style:family="paragraph" style:parent-style-name="Standard">
      <style:text-properties style:font-name="DejaVu Sans Condensed" officeooo:rsid="000d22f7" officeooo:paragraph-rsid="000d22f7"/>
    </style:style>
    <style:style style:name="P52" style:family="paragraph" style:parent-style-name="Standard">
      <style:text-properties style:font-name="DejaVu Sans Condensed" officeooo:rsid="000d22f7" officeooo:paragraph-rsid="001df2d9"/>
    </style:style>
    <style:style style:name="P53" style:family="paragraph" style:parent-style-name="Standard">
      <style:text-properties style:font-name="DejaVu Sans Condensed" fo:font-weight="bold" officeooo:rsid="0002d87b" officeooo:paragraph-rsid="0012c65d" style:font-weight-asian="bold" style:font-weight-complex="bold"/>
    </style:style>
    <style:style style:name="P54" style:family="paragraph" style:parent-style-name="Standard">
      <style:text-properties style:font-name="DejaVu Sans Condensed" officeooo:rsid="000e295e" officeooo:paragraph-rsid="000e295e"/>
    </style:style>
    <style:style style:name="P55" style:family="paragraph" style:parent-style-name="Standard">
      <style:text-properties style:font-name="DejaVu Sans Condensed" officeooo:rsid="000fb382" officeooo:paragraph-rsid="000fb382"/>
    </style:style>
    <style:style style:name="P56" style:family="paragraph" style:parent-style-name="Standard">
      <style:text-properties style:font-name="DejaVu Sans Condensed" officeooo:rsid="000fb382" officeooo:paragraph-rsid="00385393"/>
    </style:style>
    <style:style style:name="P57" style:family="paragraph" style:parent-style-name="Standard">
      <style:text-properties style:font-name="DejaVu Sans Condensed" officeooo:rsid="0011b926" officeooo:paragraph-rsid="0011b926"/>
    </style:style>
    <style:style style:name="P58" style:family="paragraph" style:parent-style-name="Standard">
      <style:text-properties style:font-name="DejaVu Sans Condensed" officeooo:rsid="0011b926" officeooo:paragraph-rsid="000fb382"/>
    </style:style>
    <style:style style:name="P59" style:family="paragraph" style:parent-style-name="Standard">
      <style:text-properties style:font-name="DejaVu Sans Condensed" officeooo:rsid="001195d2" officeooo:paragraph-rsid="001195d2"/>
    </style:style>
    <style:style style:name="P60" style:family="paragraph" style:parent-style-name="Standard">
      <style:text-properties style:font-name="DejaVu Sans Condensed" fo:font-size="9pt" officeooo:rsid="0011dcbe" officeooo:paragraph-rsid="0011dcbe" style:font-size-asian="9pt" style:font-size-complex="9pt"/>
    </style:style>
    <style:style style:name="P61" style:family="paragraph" style:parent-style-name="Standard">
      <style:text-properties style:font-name="DejaVu Sans Condensed" fo:font-size="9pt" fo:font-weight="normal" officeooo:rsid="0003e3e1" officeooo:paragraph-rsid="0011dcbe" style:font-size-asian="9pt" style:font-weight-asian="normal" style:font-size-complex="9pt" style:font-weight-complex="normal"/>
    </style:style>
    <style:style style:name="P62" style:family="paragraph" style:parent-style-name="Standard">
      <style:text-properties style:font-name="DejaVu Sans Condensed" fo:font-size="9pt" fo:font-weight="normal" officeooo:rsid="0005e0d2" officeooo:paragraph-rsid="0012c65d" style:font-size-asian="9pt" style:font-weight-asian="normal" style:font-size-complex="9pt" style:font-weight-complex="normal"/>
    </style:style>
    <style:style style:name="P63" style:family="paragraph" style:parent-style-name="Standard">
      <style:text-properties style:font-name="DejaVu Sans Condensed" officeooo:rsid="0011dcbe" officeooo:paragraph-rsid="0011dcbe"/>
    </style:style>
    <style:style style:name="P64" style:family="paragraph" style:parent-style-name="Standard">
      <style:text-properties style:font-name="DejaVu Sans Condensed" officeooo:paragraph-rsid="000d22f7"/>
    </style:style>
    <style:style style:name="P65" style:family="paragraph" style:parent-style-name="Standard">
      <style:text-properties style:font-name="DejaVu Sans Condensed" officeooo:rsid="0012c65d" officeooo:paragraph-rsid="0012c65d"/>
    </style:style>
    <style:style style:name="P66" style:family="paragraph" style:parent-style-name="Standard">
      <style:text-properties style:font-name="DejaVu Sans Condensed" fo:font-size="8pt" officeooo:paragraph-rsid="000d22f7" style:font-size-asian="8pt" style:font-size-complex="8pt"/>
    </style:style>
    <style:style style:name="P67" style:family="paragraph" style:parent-style-name="Standard">
      <style:text-properties style:font-name="DejaVu Sans Condensed" officeooo:rsid="002558ab" officeooo:paragraph-rsid="002558ab"/>
    </style:style>
    <style:style style:name="P68" style:family="paragraph" style:parent-style-name="Standard">
      <style:text-properties style:font-name="DejaVu Sans Condensed" officeooo:rsid="00266ad7" officeooo:paragraph-rsid="00266ad7"/>
    </style:style>
    <style:style style:name="P69" style:family="paragraph" style:parent-style-name="Standard">
      <style:text-properties style:font-name="DejaVu Sans Condensed" officeooo:rsid="0029af02" officeooo:paragraph-rsid="0029af02"/>
    </style:style>
    <style:style style:name="P70" style:family="paragraph" style:parent-style-name="Standard">
      <style:text-properties style:font-name="DejaVu Sans Condensed" officeooo:rsid="002c2077" officeooo:paragraph-rsid="002c2077"/>
    </style:style>
    <style:style style:name="P71" style:family="paragraph" style:parent-style-name="Standard">
      <style:text-properties style:font-name="DejaVu Sans Condensed" officeooo:rsid="002dc66c" officeooo:paragraph-rsid="002dc66c"/>
    </style:style>
    <style:style style:name="P72" style:family="paragraph" style:parent-style-name="Standard">
      <style:text-properties style:font-name="DejaVu Sans Condensed" officeooo:rsid="002ee089" officeooo:paragraph-rsid="002ee089"/>
    </style:style>
    <style:style style:name="P73" style:family="paragraph" style:parent-style-name="Standard">
      <style:text-properties style:font-name="DejaVu Sans Condensed" officeooo:rsid="0033a908" officeooo:paragraph-rsid="0033a908"/>
    </style:style>
    <style:style style:name="T1" style:family="text">
      <style:text-properties officeooo:rsid="0001f850"/>
    </style:style>
    <style:style style:name="T2" style:family="text">
      <style:text-properties officeooo:rsid="0002d87b"/>
    </style:style>
    <style:style style:name="T3" style:family="text">
      <style:text-properties fo:font-weight="bold" style:font-weight-asian="bold" style:font-weight-complex="bold"/>
    </style:style>
    <style:style style:name="T4" style:family="text">
      <style:text-properties officeooo:rsid="00044975"/>
    </style:style>
    <style:style style:name="T5" style:family="text">
      <style:text-properties officeooo:rsid="0007ac28"/>
    </style:style>
    <style:style style:name="T6" style:family="text">
      <style:text-properties officeooo:rsid="000c8ba9"/>
    </style:style>
    <style:style style:name="T7" style:family="text">
      <style:text-properties fo:font-weight="normal" style:font-weight-asian="normal" style:font-weight-complex="normal"/>
    </style:style>
    <style:style style:name="T8" style:family="text">
      <style:text-properties fo:font-weight="normal" officeooo:rsid="0002d87b" style:font-weight-asian="normal" style:font-weight-complex="normal"/>
    </style:style>
    <style:style style:name="T9" style:family="text">
      <style:text-properties fo:font-weight="normal" officeooo:rsid="000d22f7" style:font-weight-asian="normal" style:font-weight-complex="normal"/>
    </style:style>
    <style:style style:name="T10" style:family="text">
      <style:text-properties fo:font-weight="normal" officeooo:rsid="000e295e" style:font-weight-asian="normal" style:font-weight-complex="normal"/>
    </style:style>
    <style:style style:name="T11" style:family="text">
      <style:text-properties fo:font-weight="normal" officeooo:rsid="0003e3e1" style:font-weight-asian="normal" style:font-weight-complex="normal"/>
    </style:style>
    <style:style style:name="T12" style:family="text">
      <style:text-properties fo:font-weight="normal" officeooo:rsid="0005e0d2" style:font-weight-asian="normal" style:font-weight-complex="normal"/>
    </style:style>
    <style:style style:name="T13" style:family="text">
      <style:text-properties fo:font-weight="normal" officeooo:rsid="0018ff50" style:font-weight-asian="normal" style:font-weight-complex="normal"/>
    </style:style>
    <style:style style:name="T14" style:family="text">
      <style:text-properties fo:font-weight="normal" officeooo:rsid="0023637a" style:font-weight-asian="normal" style:font-weight-complex="normal"/>
    </style:style>
    <style:style style:name="T15" style:family="text">
      <style:text-properties fo:font-weight="normal" officeooo:rsid="002558ab" style:font-weight-asian="normal" style:font-weight-complex="normal"/>
    </style:style>
    <style:style style:name="T16" style:family="text">
      <style:text-properties fo:font-weight="normal" officeooo:rsid="002c2077" style:font-weight-asian="normal" style:font-weight-complex="normal"/>
    </style:style>
    <style:style style:name="T17" style:family="text">
      <style:text-properties fo:font-weight="normal" officeooo:rsid="0031adea" style:font-weight-asian="normal" style:font-weight-complex="normal"/>
    </style:style>
    <style:style style:name="T18" style:family="text">
      <style:text-properties fo:font-weight="normal" officeooo:rsid="0033a908" style:font-weight-asian="normal" style:font-weight-complex="normal"/>
    </style:style>
    <style:style style:name="T19" style:family="text">
      <style:text-properties officeooo:rsid="001195d2"/>
    </style:style>
    <style:style style:name="T20" style:family="text">
      <style:text-properties officeooo:rsid="0011dcbe"/>
    </style:style>
    <style:style style:name="T21" style:family="text">
      <style:text-properties fo:font-size="9pt" fo:font-weight="normal" officeooo:rsid="000aa425" style:font-size-asian="9pt" style:font-weight-asian="normal" style:font-size-complex="9pt" style:font-weight-complex="normal"/>
    </style:style>
    <style:style style:name="T22" style:family="text">
      <style:text-properties fo:font-size="9pt" fo:font-weight="normal" officeooo:rsid="0046798e" style:font-size-asian="9pt" style:font-weight-asian="normal" style:font-size-complex="9pt" style:font-weight-complex="normal"/>
    </style:style>
    <style:style style:name="T23" style:family="text">
      <style:text-properties officeooo:rsid="0013d93e"/>
    </style:style>
    <style:style style:name="T24" style:family="text">
      <style:text-properties officeooo:rsid="0018ff50"/>
    </style:style>
    <style:style style:name="T25" style:family="text">
      <style:text-properties officeooo:rsid="00266ad7"/>
    </style:style>
    <style:style style:name="T26" style:family="text">
      <style:text-properties officeooo:rsid="00284e40"/>
    </style:style>
    <style:style style:name="T27" style:family="text">
      <style:text-properties officeooo:rsid="002dc66c"/>
    </style:style>
    <style:style style:name="T28" style:family="text">
      <style:text-properties officeooo:rsid="002ee089"/>
    </style:style>
    <style:style style:name="T29" style:family="text">
      <style:text-properties officeooo:rsid="002fcb16"/>
    </style:style>
    <style:style style:name="T30" style:family="text">
      <style:text-properties officeooo:rsid="0030dda4"/>
    </style:style>
    <style:style style:name="T31" style:family="text">
      <style:text-properties officeooo:rsid="0031adea"/>
    </style:style>
    <style:style style:name="T32" style:family="text">
      <style:text-properties officeooo:rsid="0033c35b"/>
    </style:style>
    <style:style style:name="T33" style:family="text">
      <style:text-properties officeooo:rsid="0034435e"/>
    </style:style>
    <style:style style:name="T34" style:family="text">
      <style:text-properties officeooo:rsid="0035d04e"/>
    </style:style>
    <style:style style:name="T35" style:family="text">
      <style:text-properties officeooo:rsid="0036c9c8"/>
    </style:style>
    <style:style style:name="T36" style:family="text">
      <style:text-properties officeooo:rsid="00385393"/>
    </style:style>
    <style:style style:name="T37" style:family="text">
      <style:text-properties officeooo:rsid="003b39ba"/>
    </style:style>
    <style:style style:name="T38" style:family="text">
      <style:text-properties officeooo:rsid="003f3cfa"/>
    </style:style>
    <style:style style:name="T39" style:family="text">
      <style:text-properties officeooo:rsid="0040e7dd"/>
    </style:style>
    <style:style style:name="T40" style:family="text">
      <style:text-properties officeooo:rsid="0040ec72"/>
    </style:style>
    <style:style style:name="T41" style:family="text">
      <style:text-properties officeooo:rsid="0041c690"/>
    </style:style>
    <style:style style:name="T42" style:family="text">
      <style:text-properties officeooo:rsid="004234bf"/>
    </style:style>
    <style:style style:name="T43" style:family="text">
      <style:text-properties officeooo:rsid="00455c91"/>
    </style:style>
    <style:style style:name="T44" style:family="text">
      <style:text-properties officeooo:rsid="0045bcae"/>
    </style:style>
    <style:style style:name="T45" style:family="text">
      <style:text-properties officeooo:rsid="0045e967"/>
    </style:style>
    <style:style style:name="T46" style:family="text">
      <style:text-properties officeooo:rsid="00463f2a"/>
    </style:style>
    <style:style style:name="T47" style:family="text">
      <style:text-properties officeooo:rsid="0046798e"/>
    </style:style>
    <style:style style:name="T48" style:family="text">
      <style:text-properties officeooo:rsid="00485d4f"/>
    </style:style>
    <style:style style:name="T49" style:family="text">
      <style:text-properties officeooo:rsid="004bfb9f"/>
    </style:style>
    <style:style style:name="T50" style:family="text">
      <style:text-properties officeooo:rsid="004d1dd9"/>
    </style:style>
    <style:style style:name="T51" style:family="text">
      <style:text-properties officeooo:rsid="004f0f97"/>
    </style:style>
    <style:style style:name="T52" style:family="text">
      <style:text-properties officeooo:rsid="00510c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Intro:</text:p>
      <text:p text:style-name="P2">- <text:span text:style-name="T6">'</text:span>allgemeiner Talk über PUIs...<text:span text:style-name="T6">'</text:span></text:p>
      <text:p text:style-name="P2"/>
      <text:p text:style-name="P4">*** Inhalt vorstellen:</text:p>
      <text:p text:style-name="P5">(Inhalt)</text:p>
      <text:p text:style-name="P5">“<text:span text:style-name="T23">Was sind PickUp Ions?</text:span>”</text:p>
      <text:p text:style-name="P47"/>
      <text:p text:style-name="P48"><text:span text:style-name="T8">***</text:span><text:span text:style-name="T9"> History:</text:span><text:span text:style-name="T14"> </text:span><text:span text:style-name="T9">Bild Paper Fah</text:span><text:span text:style-name="T14">r</text:span></text:p>
      <text:p text:style-name="P35">- Hans Jörg Fahr, 1971</text:p>
      <text:p text:style-name="P49"/>
      <text:p text:style-name="P49"/>
      <text:p text:style-name="P50"><text:span text:style-name="T9">*</text:span><text:span text:style-name="T7">** History: Moebius Nachweis</text:span></text:p>
      <text:p text:style-name="P35">- AMPTE Spacecraft / SULEICA Detektor: Massenflugzeitspektrometer</text:p>
      <text:p text:style-name="P50"><text:span text:style-name="T7">- Identifikation von einfallenden Teilchen (Teilchenart und Ladungszustand) über </text:span><text:span text:style-name="T15">kombinierte </text:span><text:span text:style-name="T7">EpQ- und ToF-Messung. </text:span></text:p>
      <text:p text:style-name="P67">- Kanal betrachtet, der jeweils zu MpQ = 4 gehört, also zu einfach geladenem Helium. Und festgestellt, dass es auch bei Energien Counts gibt, die zu hoch sind für einfach geladene Sonnenwindionen</text:p>
      <text:p text:style-name="P68">- Bild zeigt den differentiellen Energiefluss in Abhängigkeit der Energie (nur für MpQ = 4!). Man sieht: Rechte Flanke der Verteilung vom SW, rechts daneben ein Plateau, das man als PUIs identifizieren kann.</text:p>
      <text:p text:style-name="P51"/>
      <text:p text:style-name="P36"/>
      <text:p text:style-name="P37">*** Today</text:p>
      <text:p text:style-name="P6"><text:span text:style-name="T25">- </text:span>inz<text:span text:style-name="T25">w</text:span>ischen hat man noch mehr gefunden:<text:span text:style-name="T25"> s. hier. </text:span></text:p>
      <text:p text:style-name="P6"/>
      <text:p text:style-name="P21">- Man kann sich fragen: Woher weiß man, dass es sich um ein PUI handelt und nicht um SW?</text:p>
      <text:p text:style-name="P38">Wie man sieht, ist die Mehrheit einfach ionisiert.</text:p>
      <text:p text:style-name="P21"/>
      <text:p text:style-name="P21">Zum anderen: Geschwindigkeitsverteilung.</text:p>
      <text:p text:style-name="P21">Dazu:</text:p>
      <text:p text:style-name="P21">- Abbildung: Stammt von Ulysses/SWICS. Phasenraumdichte ist aufgetragen gegen w. ( w ist eine gebräuchliche Größe bei der Behandlung von PUIs: Geschw Ion / Geschw SW.) Und das Ganze ist aufgetragen für einfach und zweifach ionisiertes Helium sowie für ionisierten Wasserstoff, “PUI-Protonen”</text:p>
      <text:p text:style-name="P21">- Für vollständig ionisierte sieht man die <text:span text:style-name="T26">G</text:span>eschwidigkeitsverteilung der SW-Ionen ganz deutlich<text:span text:style-name="T26"> und rechts davon bei höheren Geschwindigkeit das Plateau, das zu den PUI gehört. Problem: Man muss SW-Verteilung sehr gut kennen, um beides voneinander trennen zu können</text:span></text:p>
      <text:p text:style-name="P22">- Einfach ionisiertes Helium erwarten wir nicht als SW-Ion. Deshalb sieht man hier die reine PUI-Verteilung -&gt; gut zu messen. Char<text:span text:style-name="T48">a</text:span>kteristische nicht-maxwellsche VDF.</text:p>
      <text:p text:style-name="P22">Außerdem bei He: Hohes FIP -&gt; kommt weit in die Heliosphäre rein</text:p>
      <text:p text:style-name="P53"/>
      <text:p text:style-name="P53"/>
      <text:p text:style-name="P53"/>
      <text:p text:style-name="P53"/>
      <text:p text:style-name="P53"/>
      <text:p text:style-name="P53"/>
      <text:p text:style-name="P53"/>
      <text:p text:style-name="P53"/>
      <text:p text:style-name="P69"><text:soft-page-break/><text:span text:style-name="T7">Um zu verstehen, wie diese VDF entsteht, wollen wir uns anschauen, wie PUIs entstehen</text:span><text:span text:style-name="T16">:</text:span></text:p>
      <text:p text:style-name="P39"/>
      <text:p text:style-name="P52"><text:span text:style-name="T7">***</text:span><text:span text:style-name="T10"> LISM</text:span></text:p>
      <text:p text:style-name="P70">&gt; Und zwar brauchen wir für die Entstehung von PUIs ja Neutralteilchen. Und die kommen aus dem LISM</text:p>
      <text:p text:style-name="P70"/>
      <text:p text:style-name="P71">&gt; LISM umgibt die Heliosphäre</text:p>
      <text:p text:style-name="P52"/>
      <text:p text:style-name="P70">&gt; Heliosphäre: Raum, in dem sich das SW-Plasma <text:span text:style-name="T27">radial </text:span>ausbreitet. (supersonisch)</text:p>
      <text:p text:style-name="P71">&gt; SW trifft irgendwann auf LISM -&gt; muss abgebremst werden<text:span text:style-name="T28"> (hier ist der Rammdruck auf beiden Seiten gleich)</text:span>. An der Stelle, an der er subsonisch wird: termin<text:span text:style-name="T44">a</text:span>tion shock.</text:p>
      <text:p text:style-name="P71">&gt; Heliosheath: hinter Termination Shock, SW wird hier komprimiert und geheizt. Asymmetrie wegen relativer Bewegung</text:p>
      <text:p text:style-name="P71">&gt; Heliopause: äußerste Grenze der Heliosphäre<text:span text:style-name="T29">, ca. 150 AU entfernt</text:span></text:p>
      <text:p text:style-name="P70"/>
      <text:p text:style-name="P40">&gt; ob es Bow shock auf der anderen Seite gibt: weiß man nicht. Abhängig von Magnetfeld.</text:p>
      <text:p text:style-name="P72"/>
      <text:p text:style-name="P40">&gt; LISM ist ein teil<text:span text:style-name="T49">w</text:span>eise ionisiertes Plasma. relativ zur Heliosphäre bewegt es sicht mit ca. 25 km/s</text:p>
      <text:p text:style-name="P10"><text:span text:style-name="T29">&gt; </text:span>It has a temperature of T LISM ≈ 7000 K <text:span text:style-name="T29">(</text:span>and a density of n LISM ≈ 0.3 cm −3<text:span text:style-name="T29">), deshalb nicht vollständig ionisiert. Es gibt also eine Neutralgaskomponente, die aufgrund der relativen Bewegung in die Heliosphäre eindringen kann, weil sie nicht von den elektromagnetischen Kräften beeinflusst wird.</text:span></text:p>
      <text:p text:style-name="P11"/>
      <text:p text:style-name="P23">*** Neutrals in der Heliosphäre</text:p>
      <text:p text:style-name="P23"><text:s/><text:span text:style-name="T30">&gt; jetzt sind wir innerhalb der Heliosphäre: auch hier bleiben sie unbeeinflusst von em-Kräften. Aber natürlich sind sie Gravitationskraft der Sonne, dem Strahlungsdruck und den Sonnenwindpartikeln ausgesetzt. Bewegen sich auf zwei möglichen Trajektorien.</text:span></text:p>
      <text:p text:style-name="P25">Gravitationskraft <text:span text:style-name="T44">s</text:span>orgt für geringe Beschleunigung und dafür, dass es hinter der Sonne einen Cone mit erhöhtem Fluss von Neutralteilchen gibt.</text:p>
      <text:p text:style-name="P25">Es gibt eine weitere Region mit erhöhtem Fluss, das ist der Crescent: Wenn man einen konstanten Abstand zur Sonne betrachtet und ein Ion mit einem gewissen Ionisationspotential, das von der Seite hinein kommt, dann muss es auf diesem Weg außen mehr Strecke zurück legen und damit steigt auch die Wahrscheinlichkeit, dass es ionisiert wurde. Es hatte mehr Verweildauer in Sonnennähe. Deshalb an der Stelle geringere Neutralteilchendichte.</text:p>
      <text:p text:style-name="P25">Neutralteildichte -&gt; PUI-Dichte</text:p>
      <text:p text:style-name="P24"/>
      <text:p text:style-name="P25">Außer Gravitation wirken aber auch <text:span text:style-name="T31">Strahlungsdruck und Sonnenwind auf Neutralteilchen.</text:span></text:p>
      <text:p text:style-name="P26">Es kommt zu Wechselwirkungen:</text:p>
      <text:p text:style-name="P13"/>
      <text:p text:style-name="P70"><text:span text:style-name="T7">***</text:span><text:span text:style-name="T17"> </text:span><text:span text:style-name="T10">Ionisation</text:span></text:p>
      <text:p text:style-name="P54"><text:span text:style-name="T13">3</text:span><text:span text:style-name="T7"> Arten</text:span><text:span text:style-name="T17">:</text:span></text:p>
      <text:p text:style-name="P26">- Photoionisation durch energetische UV-Strahlung</text:p>
      <text:p text:style-name="P26">- Ladungsaustausch mit (wahrs.) SW-Protonen</text:p>
      <text:p text:style-name="P26">- Elektronenimpakt</text:p>
      <text:p text:style-name="P51"/>
      <text:p text:style-name="P51"><text:span text:style-name="T7">***</text:span><text:span text:style-name="T10"> PickUp-Prozess</text:span></text:p>
      <text:p text:style-name="P54"><text:span text:style-name="T7">Ion spürt dann auf einmal em. Kraft</text:span><text:span text:style-name="T18">. Und spürt vor allem das interplanetare Magnetfeld, </text:span><text:soft-page-break/><text:span text:style-name="T18">das wir als in den SW eingefroren betrachten. Der Einfachheit halber betrachten wir das Neutralteilchen als ruhend und das B-Feld als rechtwinklig zur Strömungsrichtung des SW. Da MF in SW eingefroren und das Teilchen ruht, gibt es eine Relativgeschwindigkeit zwischen beiden mit v_SW.</text:span></text:p>
      <text:p text:style-name="P73"><text:span text:style-name="T18">M</text:span><text:span text:style-name="T7">an kennt klassisches Bild: Teilchen bewegt sich in ruhendem B-Feld senkrecht zu den Feldlinien: Lorentzkraft wirkt und Teilchen wird auf Kreisbahn um die Magnetfeldlinie gezwungen. da es nur auf die Relativgeschwindigkeit ankommt, passiert hier dasselbe: Das Teilchen wird auf eine Kreisbahn um das Magnetfeld gezwungen mit Kreisgeschwindigkeit v_sw. Gleichzeitig ist es an das Magnetfeld an dieser Stelle des Plasmas gebunden und wird mit nach außen geführt, auch mit v_sw.</text:span></text:p>
      <text:p text:style-name="P54"/>
      <text:p text:style-name="P54"/>
      <text:p text:style-name="P28"/>
      <text:p text:style-name="P12">*** Übergang in V-Raum</text:p>
      <text:p text:style-name="P27">Bisher waren wir im Ortsraum, aber um VDF zu verstehen, müssen wir das Ganze im Geschwindigkeitsraum betr<text:span text:style-name="T51">a</text:span>chten<text:span text:style-name="T32">:</text:span></text:p>
      <text:p text:style-name="P29">Geschwindigkeit in x,y,z - Richtung. Die Sonne wird als ruhend betrachtet, also im Ursprung. x-Achse ist definiert als Sonnenwind bewegt sich in radialer Richtung, deshalb sind y- und z-Komponente Null, man muss die Geschwindigkeit also auf x-Achse finden.</text:p>
      <text:p text:style-name="P29">B-Feld bewegt sich auch mit v_SW, durch den Pfeil ist die Richtung angezeigt (tangential). In grün ist die Trajektorie des gepick-upten Ions zu sehen: Es startet im Urpsrung - ruhend. Führt dann Gyrationsbewegung um das B-Feld aus. Wenn ich mich auf die Magnetfeldlinie setze, mich also in den SW-Frame begebe, sehe ich eine<text:span text:style-name="T45"> Kugel mit Radius 1*v_sw</text:span></text:p>
      <text:p text:style-name="P29"/>
      <text:p text:style-name="P29"/>
      <text:p text:style-name="P29">*** 2D-Cut</text:p>
      <text:p text:style-name="P29">Bisher haben wir ein Teilchen betrachtet. Wenn es aber mehrere sind, die zu ungefähr deselben B-Feld-Konfiguration gepick-upt werden, <text:span text:style-name="T33">wird diese Kreisbahn nach und nach gefüllt und es ergibt sich als VDF ein Torus mit dem Radius v_sw.</text:span></text:p>
      <text:p text:style-name="P30">Nicht so einfach, deswegen Schnitt und von oben drauf gucken. <text:span text:style-name="T33">Modellierung mit v_sw = 300 km/s, vx, vy, also Blick auf die Ekliptik. B-Feld tangential und Torus rechtwinklig dazu -&gt; man erkennt die Schnitte als Punkte.</text:span></text:p>
      <text:p text:style-name="P27"/>
      <text:p text:style-name="P27"/>
      <text:p text:style-name="P31">*** Schiefes B-feld</text:p>
      <text:p text:style-name="P31">Bisher haben wir einen idealen PU-Prozess betrachtet, bei dem das B-Feld rechtwinklig auf dem SW steht. Wie wir wissen, verlaufen die Magnetfeldlinien aber ja in einer sogenannten Parkerspirale, die erst in einigen AU Abstand tangential steht. Bei 1AU haben wir einen Parker-Winkel von etwa 45°. Hier ist ein etwas größerer Winkel eingezeichnet. </text:p>
      <text:p text:style-name="P27"/>
      <text:p text:style-name="P32">Wdh: Ruheposition in Sonnenframe, in SW-frame. Jetzt beobachten wir die Durchstoßpunkte des Torus schief. Bewegung setzt sich zusammen aus der Bewegung des Sonnenwindes und der Gyrationsbewegung des Ions um die Magnetfeldlinie.</text:p>
      <text:p text:style-name="P32"/>
      <text:p text:style-name="P32">Um das noch besser zu verstehen, betrachten wir nochmal das ruhende Neutralteilc<text:span text:style-name="T34">hen</text:span>, das gerade ionisiert wurde. <text:span text:style-name="T34">Wir begeben uns in den SW-Frame. Vektor, unter dem das Teilchen gesehen wird. </text:span>Relativgeschwindigkeit und B-Feld stehen nicht senkrecht aufeinander, deshalb wird nur ein Anteil in Gyration umgesetzt, die natürlich immer noch rechtwinklig zum SW<text:span text:style-name="T52"> (zu B??)</text:span> stattfindet.<text:span text:style-name="T34"> Andere Vektorkomponente: zeigt entlang des Magnetfeldes, zeigt eine Teilchendrift an, also dass das Teilchen nicht an das </text:span><text:soft-page-break/><text:span text:style-name="T34">Plasmapaket gebunden ist. In welche Richtung das geht, ist schwer zu verstehen. ...</text:span></text:p>
      <text:p text:style-name="P32"/>
      <text:p text:style-name="P33">Was aber eigentlich wichtig ist: B-Ferld schräg -&gt; Inklination des Torus. Wenn wir uns das in 3D vorstellen, liegt der torus auf dem Rand einer Kugelschale mit dem Radius v_sw - d.h. Abstand zum Mittelpunkt ist zu jedem Zeitpunkt v_sw.</text:p>
      <text:p text:style-name="P33"/>
      <text:p text:style-name="P33">Zusammenfassend: PUIs werden in den SW injiziert mit einer Torusform in VDF, der senkrecht zum B-Feld steht.</text:p>
      <text:p text:style-name="P33"/>
      <text:p text:style-name="P33">***</text:p>
      <text:p text:style-name="P33">Jetzt schauen wir uns wieder eine echte <text:span text:style-name="T37">M</text:span>essung an, die kennt ihr schon.<text:span text:style-name="T35"> Das ist ein auf 1D heruntergebrochenes Spektrum.</text:span></text:p>
      <text:p text:style-name="P34">Zum einen sehen wir bei w=2 einen cutoff. Den können wir jetzt auch erklären, nämlich dadurch, dass die Ionen im sc-Frame maximal diese Geschwindigkeit haben können, nämlich bei Injektion mit senkrechtem Magnetfeld.</text:p>
      <text:p text:style-name="P34">Zum anderen sehen wir aber auch, dass das, was wir gerade für Injektion rausgefunden haben, nämlich dass sich die Geschwindigkeitsverteilung auf eine Schale beschränkt (bezogen auf v_sw), nicht zutrifft. Es sieht aus, als wären alle <text:span text:style-name="T36">w besetzt und auch ws, die über die maximale Geschwindigkeit hinaus gehen.</text:span></text:p>
      <text:p text:style-name="P34"/>
      <text:p text:style-name="P45">Zwischen Injektion und Messung scheint also eine Diffusion <text:span text:style-name="T42">der VDF </text:span>stattgefunden zu haben. Und wie diese aussieht, wird durch einige Modelle beschrieben, die ich im folgenden beschreiben will.</text:p>
      <text:p text:style-name="P45"/>
      <text:p text:style-name="P46">*** PAS</text:p>
      <text:p text:style-name="P46">... hier zeige ich euch jetzt eine Abbildung aus einer Arbeit aus der Arbeitsgruppe. PLASTIC</text:p>
      <text:p text:style-name="P46">2D-Geschw.verteilungen</text:p>
      <text:p text:style-name="P46">in beide Richtungen w, farbcodiert die Phasenraumdichte.</text:p>
      <text:p text:style-name="P46">Schwarz <text:span text:style-name="T50">B</text:span>-feld und man sieht ganz klar, dass es anisotropen Anteil mit erhöhter Phasenraumdichte gibt, dem sog. ring beam, der immer senkrecht zum b-feld steht.</text:p>
      <text:p text:style-name="P46">Durch 2d-Messung hat sich also herausgestellt, dass das alte Bild mit isotropen Vert. nicht zutrifft.</text:p>
      <text:p text:style-name="P34"/>
      <text:p text:style-name="P46">...</text:p>
      <text:p text:style-name="P46"/>
      <text:p text:style-name="P46"/>
      <text:p text:style-name="P41">(...)</text:p>
      <text:p text:style-name="P34"/>
      <text:p text:style-name="P41">*** Outlook</text:p>
      <text:p text:style-name="P41">Die zentrale Frage ist also, wie sich die VDF nach der Injektion entwickelt, im <text:span text:style-name="T46">O</text:span>rt<text:span text:style-name="T46">s</text:span>raum gesprochen: Was passiert mit den PUI, nachdem sie gepickupt wurden, damit man solch eine VDF misst?</text:p>
      <text:p text:style-name="P41"/>
      <text:p text:style-name="P41">Man hat sich Modelle gemacht, die die ich gerade vorgestellt habe. Und durch die 2D-Messung hat man nun <text:span text:style-name="T46">h</text:span>erausgefunden, dass das mit der PAS doch nicht so ist, wie man si<text:span text:style-name="T38">c</text:span>h lange gedacht hat.</text:p>
      <text:p text:style-name="P42">Als nächstes gilt es jetzt zu prüfen, ob das vorgestellte Modell, das zu diesem glatten Plateau über viele ws verteilt zutrifft.</text:p>
      <text:p text:style-name="P42"/>
      <text:p text:style-name="P42">Dazu ist es wichtig, sich das Messprinzip einmal genau anzugucken<text:span text:style-name="T40">, denn es besteht die Gefahr, dass es einen prinzipiellen Messfehler gibt.</text:span></text:p>
      <text:p text:style-name="P42"><text:soft-page-break/></text:p>
      <text:p text:style-name="P42">***</text:p>
      <text:p text:style-name="P42">Annahme: Ionen befinden sich alle auf äußeren Schale, d.h. im SW-frame haben sie alle die Geschwindigkeit v_sw.</text:p>
      <text:p text:style-name="P42"/>
      <text:p text:style-name="P43">Jetzt wollen wir sie messen mit einem üblichen Flugzeitmassenspektrometer. Das hat ein eingeschränktes Sichtfeld, kann also nur Ionen messen, die in diesem Kegel der VDF liegen.</text:p>
      <text:p text:style-name="P43">(plausibel machen)</text:p>
      <text:p text:style-name="P43">Die Energiemessung folgt durch kombinierte EpQ und ToF-Messung und dafür müssen die Teilchen den ElectroStaticAnalyser passieren, der nacheinander mehrere relativ diskrete E<text:span text:style-name="T47">n</text:span>ergien durchsteppt und dementsprechend nur Teilchen durchlässt, die gerade diese Energie haben.<text:span text:style-name="T39"> Die Energiemessung folgt also quasi auf solchen Kugelschalen, die Teile von konzentrischen Kreisen sind mit dem Ursprung im Mittelpunkt.</text:span></text:p>
      <text:p text:style-name="P44">Im Normalfall kann das Gerät nicht unterscheiden, ob das Teilchen hier oder hier gemessen wurde.</text:p>
      <text:p text:style-name="P44"/>
      <text:p text:style-name="P44">Für Teilchen a geht das noch klar, für b wird schon eine kleinere Geschwindigkeit zugeordnet. Je näher man der Sonnenwindgeschwindigkeit kommt desto schlimmer wird das Problem. </text:p>
      <text:p text:style-name="P44">Nochmal Ulysses Bild. In diesem Szenario würden also Teilchen, die eigentlich hier liegen müssten, fälschlicherweise systematis<text:span text:style-name="T47">c</text:span>h zu kleinen ws zugeordnet.</text:p>
      <text:p text:style-name="P44">Was man also bräuchte, wäre </text:p>
      <text:p text:style-name="P44"/>
      <text:p text:style-name="P44">Um die Geschwindigkeitsverteilung also exakt zu bestimmen, müssten wir also eigentlich zusätzlich zu der Schale eine Information darüber bekommen, auf welchem Punkt der Schale das Teilchen gemessen wird. In <text:span text:style-name="T43">d</text:span>en Daten von ULYSSES/Swics gibt es diese Informationen! Insofern, als dass es hier auf beiden Seiten jeweils drei Segmente gibt. So kann man prüfen, <text:span text:style-name="T41">ob sich die Theorie bestätigt, in dem Fal würden nämlich vermehrt die äußeren Detektoren angesprochen, je weiter man sich w=1 nähert.</text:span></text:p>
      <text:p text:style-name="P44"/>
      <text:p text:style-name="P44"/>
      <text:p text:style-name="P44"/>
      <text:p text:style-name="P44"/>
      <text:p text:style-name="P58"/>
      <text:p text:style-name="P55"/>
      <text:p text:style-name="P59">*** grundsätzliche Frage:</text:p>
      <text:p text:style-name="P59">Was passiert mit den PUIs nach PU-Prozess, wie bewegen sie sich?</text:p>
      <text:p text:style-name="P59"/>
      <text:p text:style-name="P59">*** Vorstellung V&amp;S</text:p>
      <text:p text:style-name="P59">Gab in der Vergangenheit verschiedene Ideen.</text:p>
      <text:p text:style-name="P59">V&amp;S Modellrechnungsplot zeigen, Idee vorstellen.</text:p>
      <text:p text:style-name="P60">-&gt; <text:span text:style-name="T11">(Zusammenfassung Christian:) Dichte der interstellaren Neutralteilchen, Integrationbla → Fluss der PUIs</text:span></text:p>
      <text:p text:style-name="P61"><text:span text:style-name="T20">(</text:span>→ 1.: Form der Flussverteilung: Focusing-Cone und Crescent (Bild?)<text:span text:style-name="T20">)</text:span></text:p>
      <text:p text:style-name="P61">→<text:span text:style-name="T4"> 2.: Isotropisierung der VDF:</text:span></text:p>
      <text:p text:style-name="P16">ABER:</text:p>
      <text:p text:style-name="P59">Man hat B-Feld-Abh. gefunden<text:span text:style-name="T20"> </text:span></text:p>
      <text:p text:style-name="P63">[Plot ?]</text:p>
      <text:p text:style-name="P59"/>
      <text:p text:style-name="P59">*** <text:s/>? Idee Saul etc. mit nur einer Hemisphäre</text:p>
      <text:p text:style-name="P62">Evtl.: Nur eine Hemisphä<text:span text:style-name="T5">re (Isenberg 1997) oder ineffektives PA-Scattering (Fisk 1997)</text:span></text:p>
      <text:p text:style-name="P17"/>
      <text:p text:style-name="P59"/>
      <text:p text:style-name="P57"><text:soft-page-break/>*** Bild heute:</text:p>
      <text:p text:style-name="P57">Drews 2015 Plots -&gt; Anisotropie deutlich</text:p>
      <text:p text:style-name="P57">Idee: Überbleibsel von Injektion plus isotroper Anteil - aber PU Scattering massiv überschätzt</text:p>
      <text:p text:style-name="P64"/>
      <text:p text:style-name="P65">*** Andere Prozesse:</text:p>
      <text:p text:style-name="P65">[Cut-Off Plot nochmal zeigen] -&gt; Beschleunigung <text:span text:style-name="T12">: </text:span><text:span text:style-name="T21">zeigen anhand von </text:span><text:span text:style-name="T22">V</text:span><text:span text:style-name="T21">DF, die den Cut-Off bei &gt;2v_sw haben (Drews 2013?--nicht optimal)</text:span></text:p>
      <text:p text:style-name="P65">[andere Seite] </text:p>
      <text:p text:style-name="P66"/>
      <text:p text:style-name="P65">*** Es wird noch schlimmer:</text:p>
      <text:p text:style-name="P65"/>
      <text:p text:style-name="P65"/>
      <text:p text:style-name="P65"/>
      <text:p text:style-name="P3">- <text:span text:style-name="T3">Inner-Sourc</text:span>e</text:p>
      <text:p text:style-name="P3">Entdeckung: Tabelle zeigen mit Häufigkeiten LISM <text:span text:style-name="T2">(aus Frisch 2011)</text:span> → Widerspruch <text:span text:style-name="T1">(nochmal Arten einblenden, markieren)</text:span></text:p>
      <text:p text:style-name="P18">Alternative: VDF aus Christians PHD zeigen</text:p>
      <text:p text:style-name="P14">Entstehungstheorien</text:p>
      <text:p text:style-name="P65"/>
      <text:p text:style-name="P14">*** Fazit: Detaillierter Phasenraumtransport unverstanden</text:p>
      <text:p text:style-name="P14">Motivation2: Wenn wir das verstehen, wichtige Dinge über Transport in Heliosphäre verstanden (nicht nur LISM)</text:p>
      <text:p text:style-name="P19"/>
      <text:p text:style-name="P20">Ausblick: Theorie von PLASTIC verifizieren. Problem der Richtungsauflösung -&gt; Ulysses yay</text:p>
      <text:p text:style-name="P8"/>
      <text:p text:style-name="P8"/>
      <text:p text:style-name="P8"/>
      <text:p text:style-name="P15"><text:span text:style-name="T24">(</text:span>Motivation:</text:p>
      <text:p text:style-name="P9">Messung von Neutralteilchen schwierig (Ausnahme: IBEX), deshalb Messung über ionisierte Teilchen<text:span text:style-name="T24">)</text:span></text:p>
      <text:p text:style-name="P9"/>
      <text:p text:style-name="P56">[echtes Spektrum zeigen]</text:p>
      <text:p text:style-name="P56">- eingehen auf Cut-Off</text:p>
      <text:p text:style-name="P56">- eingehen darauf, dass sich die Teilchen aus ihrer Position, in der sie im V-Raum injiziert werden,<text:span text:style-name="T19"> anscheinend</text:span> wegbewegen<text:span text:style-name="T19">. Dass das auch logisch ist, wenn man sich nochmal V-Raum anguckt (parallele Komponente)</text:span></text:p>
      <text:p text:style-name="P7">Irgendwie müssen sie rüber “kühlen” (klassisches Bild - fragwürd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7:39:11.608983445</meta:creation-date>
    <dc:date>2019-05-15T23:19:33.445256347</dc:date>
    <meta:editing-duration>P1DT5H17M8S</meta:editing-duration>
    <meta:editing-cycles>26</meta:editing-cycles>
    <meta:generator>LibreOffice/5.2.7.2$Linux_X86_64 LibreOffice_project/20m0$Build-2</meta:generator>
    <meta:document-statistic meta:table-count="0" meta:image-count="0" meta:object-count="0" meta:page-count="6" meta:paragraph-count="122" meta:word-count="1950" meta:character-count="13054" meta:non-whitespace-character-count="11218"/>
  </office:meta>
</office:document-meta>
</file>